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 style:list-style-name="L1">
      <style:text-properties style:font-name="Times New Roman" fo:language="ru" fo:country="RU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9cm" draw:z-index="0"><draw:image xlink:href="../../odt/images/300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ыборка по активному элемент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09cm" svg:height="1.51cm" draw:z-index="0"><draw:image xlink:href="../../odt/images/300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выполняет процедуру выбора элемента из второго вектора по активному элементу управляющего (первого) вектора по следующему алгоритму:</text:span></text:p>
            <text:p text:style-name="P4"><text:span text:style-name="T2"><draw:frame draw:style-name="fr3" draw:name="Объект1" text:anchor-type="as-char" svg:width="13.441cm" svg:height="2.58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Text_20_body"><text:span text:style-name="T3">г</text:span><text:span text:style-name="T2">де</text:span><text:span text:style-name="T2"><draw:frame draw:style-name="fr3" draw:name="Object8" text:anchor-type="as-char" svg:width="4.209cm" svg:height="0.68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– управляющий входной векторный сигнал;</text:span><text:span text:style-name="T2"><draw:frame draw:style-name="fr3" draw:name="Объект2" text:anchor-type="as-char" svg:width="4.244cm" svg:height="0.68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входной векторный сигнал выбираемых значений;</text:span><text:span text:style-name="T6"><draw:frame draw:style-name="fr3" draw:name="Объект4" text:anchor-type="as-char" svg:width="1.131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– размерность входных сигналов, </text:span><text:span text:style-name="T2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</text:span><text:span text:style-name="T3">выходной </text:span><text:span text:style-name="T5">скалярный</text:span><text:span text:style-name="T3"> сигнал.</text:span></text:p>
            <text:p text:style-name="Text_20_body"><text:span text:style-name="T4">Свойства</text:span>: для работы блока не требуется задавать свойства.</text:p>
            <text:p text:style-name="Text_20_body"><text:span text:style-name="T9">Примечания</text:span>:</text:p>
            <text:list xml:id="list8152469630565409731" text:style-name="L1">
              <text:list-item>
                <text:p text:style-name="P6">Блок формирует <text:span text:style-name="T7">скалярный</text:span> выходной сигнал, то есть на выход всегда передается только <text:span text:style-name="T8">один</text:span> из элементов второго входного сигнала (либо 0, если все элементы управляющего вектора нулевые).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борка по активному элементу</dc:title>
    <dc:date>2012-03-30T21:11:22.42</dc:date>
    <meta:generator>OpenOffice_Beta/4.1.0$Win32 OpenOffice.org_project/410m14$Build-9760</meta:generator>
    <meta:editing-duration>PT2H23M41S</meta:editing-duration>
    <meta:editing-cycles>54</meta:editing-cycles>
    <meta:document-statistic meta:table-count="1" meta:image-count="2" meta:object-count="5" meta:page-count="1" meta:paragraph-count="13" meta:word-count="102" meta:character-count="707"/>
  </office:meta>
</office:document-meta>
</file>

<file path=Object 1/content.xml><?xml version="1.0" encoding="utf-8"?>
<math xmlns="http://www.w3.org/1998/Math/MathML">
  <semantics>
    <mrow>
      <mfenced open="∥" close="∥">
        <mrow>
          <mtable>
            <mtr>
              <mtd>
                <mrow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,</mi>
                </mrow>
              </mtd>
            </mtr>
            <mtr>
              <mtd>
                <mrow>
                  <mi mathvariant="italic">ЦИКЛ</mi>
                  <mi/>
                  <mrow>
                    <mi>i</mi>
                    <mo stretchy="false">=</mo>
                    <mn>1</mn>
                  </mrow>
                  <mn>...</mn>
                  <mi>n</mi>
                </mrow>
              </mtd>
            </mtr>
            <mtr>
              <mtd>
                <mrow>
                  <mi/>
                  <mi mathvariant="italic">ЕСЛИ</mi>
                  <mi/>
                  <msub>
                    <mi>u</mi>
                    <mrow>
                      <mn>1,</mn>
                      <mi>i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&gt;</mo>
                    <mn>0</mn>
                  </mrow>
                  <mi/>
                  <mi mathvariant="italic">ТО</mi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row>
                        <mn>2,</mn>
                        <mi>i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  <mi/>
                  <mi mathvariant="italic">ВЫХОД</mi>
                  <mi mathvariant="italic">ИЗ</mi>
                  <mi mathvariant="italic">ЦИКЛА</mi>
                </mrow>
              </mtd>
            </mtr>
            <mtr>
              <mtd>
                <mrow>
                  <mi mathvariant="italic">КОНЕЦ</mi>
                  <mi mathvariant="italic">ЦИКЛА</mi>
                </mrow>
              </mtd>
            </mtr>
          </mtable>
        </mrow>
      </mfenced>
    </mrow>
    <annotation encoding="StarMath 5.0">left ldline stack {
alignl y(t) = 0 , #
alignl ЦИКЛ ~ i = 1 ... n #
alignl ~~~ЕСЛИ ~u_{1,i}(t) &gt; 0 ~ ТО ~ y(t) = u_{2,i}(t); ~ ВЫХОД ИЗ ЦИКЛА #
alignl КОНЕЦ ЦИКЛА } right rdline 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u</mi>
              <mn>2</mn>
            </msub>
          </mrow>
          <mo stretchy="false">⃗</mo>
        </mover>
        <mo stretchy="false">=</mo>
        <mfenced open="[" close="]">
          <mrow>
            <msub>
              <mi>u</mi>
              <mrow>
                <mn>2,1</mn>
              </mrow>
            </msub>
            <mi>,</mi>
            <msub>
              <mi>u</mi>
              <mrow>
                <mn>2,2</mn>
              </mrow>
            </msub>
            <mi>,</mi>
            <mn>...</mn>
            <msub>
              <mi>u</mi>
              <mrow>
                <mn>2,</mn>
                <mi>n</mi>
              </mrow>
            </msub>
          </mrow>
        </mfenced>
      </mrow>
    </mrow>
    <annotation encoding="StarMath 5.0">vec {u_2}=
left [
u_{2,1} , u_{2,2} , ... u_{2,n}
right ]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5/content.xml><?xml version="1.0" encoding="utf-8"?>
<math xmlns="http://www.w3.org/1998/Math/MathML">
  <semantics>
    <mrow>
      <mrow>
        <mover accent="true">
          <mrow>
            <msub>
              <mi>u</mi>
              <mn>1</mn>
            </msub>
          </mrow>
          <mo stretchy="false">⃗</mo>
        </mover>
        <mo stretchy="false">=</mo>
        <mfenced open="[" close="]">
          <mrow>
            <msub>
              <mi>u</mi>
              <mrow>
                <mn>1,1</mn>
              </mrow>
            </msub>
            <mi>,</mi>
            <msub>
              <mi>u</mi>
              <mrow>
                <mn>1,2</mn>
              </mrow>
            </msub>
            <mi>,</mi>
            <mn>...</mn>
            <msub>
              <mi>u</mi>
              <mrow>
                <mn>1,</mn>
                <mi>n</mi>
              </mrow>
            </msub>
          </mrow>
        </mfenced>
      </mrow>
    </mrow>
    <annotation encoding="StarMath 5.0">vec {u_1}=
left [
u_{1,1} , u_{1,2} , ... u_{1,n}
right ]</annotation>
  </semantics>
</math>
</file>